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4.5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osekliai=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oad + matrix calculation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/>
          <table:table-cell office:value-type="string" calcext:value-type="string">
            <text:p>max teorinis pagreitejimas</text:p>
          </table:table-cell>
          <table:table-cell office:value-type="string" calcext:value-type="string">
            <text:p>S_p</text:p>
          </table:table-cell>
          <table:table-cell office:value-type="string" calcext:value-type="string">
            <text:p>Praktini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B18:.B20];[.C18:.C20])/COUNT([.B18:.B20])" office:value-type="float" office:value="11.4832783133333" calcext:value-type="float">
            <text:p>11.4832783133333</text:p>
          </table:table-cell>
          <table:table-cell table:formula="of:=AVERAGE([.D18:.D20])" office:value-type="float" office:value="21.424" calcext:value-type="float">
            <text:p>21.424</text:p>
          </table:table-cell>
          <table:table-cell table:formula="of:=SUM([.B3:.C3])" office:value-type="float" office:value="32.9072783133333" calcext:value-type="float">
            <text:p>32.9072783133333</text:p>
          </table:table-cell>
          <table:table-cell table:formula="of:=[.B3]/([.B3]+[.C3])" office:value-type="float" office:value="0.348958616510091" calcext:value-type="float">
            <text:p>0.348958616510091</text:p>
          </table:table-cell>
          <table:table-cell table:formula="of:=1-[.E3]" office:value-type="float" office:value="0.651041383489909" calcext:value-type="float">
            <text:p>0.651041383489909</text:p>
          </table:table-cell>
          <table:table-cell/>
          <table:table-cell table:formula="of:=1/[.E3]" office:value-type="float" office:value="2.86566931632445" calcext:value-type="float">
            <text:p>2.86566931632445</text:p>
          </table:table-cell>
          <table:table-cell table:formula="of:=1/([.E3]+([.F3]/[.A3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B24:.B26];[.C24:.C26])/COUNT([.B24:.B26])" office:value-type="float" office:value="11.4832783133333" calcext:value-type="float">
            <text:p>11.4832783133333</text:p>
          </table:table-cell>
          <table:table-cell table:formula="of:=AVERAGE([.D24:.D26])" office:value-type="float" office:value="21.424" calcext:value-type="float">
            <text:p>21.424</text:p>
          </table:table-cell>
          <table:table-cell table:formula="of:=SUM([.B4:.C4])" office:value-type="float" office:value="32.9072783133333" calcext:value-type="float">
            <text:p>32.9072783133333</text:p>
          </table:table-cell>
          <table:table-cell table:formula="of:=[.B4]/([.B4]+[.C4])" office:value-type="float" office:value="0.348958616510091" calcext:value-type="float">
            <text:p>0.348958616510091</text:p>
          </table:table-cell>
          <table:table-cell table:formula="of:=1-[.E4]" office:value-type="float" office:value="0.651041383489909" calcext:value-type="float">
            <text:p>0.651041383489909</text:p>
          </table:table-cell>
          <table:table-cell table:number-columns-repeated="2"/>
          <table:table-cell table:formula="of:=1/([.E4]+([.F4]/[.A4]))" office:value-type="float" office:value="1.48262517138904" calcext:value-type="float">
            <text:p>1.48262517138904</text:p>
          </table:table-cell>
          <table:table-cell table:formula="of:=[.$D$3]/[.D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B30:.B32];[.C30:.C32])/COUNT([.B30:.B32])" office:value-type="float" office:value="11.4832783133333" calcext:value-type="float">
            <text:p>11.4832783133333</text:p>
          </table:table-cell>
          <table:table-cell table:formula="of:=AVERAGE([.D30:.D32])" office:value-type="float" office:value="21.424" calcext:value-type="float">
            <text:p>21.424</text:p>
          </table:table-cell>
          <table:table-cell table:formula="of:=SUM([.B5:.C5])" office:value-type="float" office:value="32.9072783133333" calcext:value-type="float">
            <text:p>32.9072783133333</text:p>
          </table:table-cell>
          <table:table-cell table:formula="of:=[.B5]/([.B5]+[.C5])" office:value-type="float" office:value="0.348958616510091" calcext:value-type="float">
            <text:p>0.348958616510091</text:p>
          </table:table-cell>
          <table:table-cell table:formula="of:=1-[.E5]" office:value-type="float" office:value="0.651041383489909" calcext:value-type="float">
            <text:p>0.651041383489909</text:p>
          </table:table-cell>
          <table:table-cell table:number-columns-repeated="2"/>
          <table:table-cell table:formula="of:=1/([.E5]+([.F5]/[.A5]))" office:value-type="float" office:value="1.95419766221676" calcext:value-type="float">
            <text:p>1.95419766221676</text:p>
          </table:table-cell>
          <table:table-cell table:formula="of:=[.$D$3]/[.D5]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kita data gauti is skaiciavimu kai sulygiagretinsiu(paleisti ant kito kompo)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laikas dali kisti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ant mano kompo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num points 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num iteration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Nuosekli data</text:p>
          </table:table-cell>
          <table:table-cell table:number-columns-repeated="9"/>
          <table:table-cell office:value-type="string" calcext:value-type="string">
            <text:p>ant kito kompo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6"/>
          <table:table-cell office:value-type="string" calcext:value-type="string">
            <text:p>num points </text:p>
          </table:table-cell>
          <table:table-cell/>
        </table:table-row>
        <table:table-row table:style-name="ro1">
          <table:table-cell/>
          <table:table-cell office:value-type="float" office:value="0.00591993" calcext:value-type="float">
            <text:p>0.00591993</text:p>
          </table:table-cell>
          <table:table-cell office:value-type="float" office:value="11.4225" calcext:value-type="float">
            <text:p>11.4225</text:p>
          </table:table-cell>
          <table:table-cell office:value-type="float" office:value="21.4049" calcext:value-type="float">
            <text:p>21.4049</text:p>
          </table:table-cell>
          <table:table-cell table:number-columns-repeated="6"/>
          <table:table-cell office:value-type="string" calcext:value-type="string">
            <text:p>num iteration</text:p>
          </table:table-cell>
          <table:table-cell/>
        </table:table-row>
        <table:table-row table:style-name="ro1">
          <table:table-cell/>
          <table:table-cell office:value-type="float" office:value="0.00524497" calcext:value-type="float">
            <text:p>0.00524497</text:p>
          </table:table-cell>
          <table:table-cell office:value-type="float" office:value="11.4901" calcext:value-type="float">
            <text:p>11.4901</text:p>
          </table:table-cell>
          <table:table-cell office:value-type="float" office:value="21.4503" calcext:value-type="float">
            <text:p>21.45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0547004" calcext:value-type="float">
            <text:p>0.00547004</text:p>
          </table:table-cell>
          <table:table-cell office:value-type="float" office:value="11.5206" calcext:value-type="float">
            <text:p>11.5206</text:p>
          </table:table-cell>
          <table:table-cell office:value-type="float" office:value="21.4168" calcext:value-type="float">
            <text:p>21.4168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rocesoriai 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0591993" calcext:value-type="float">
            <text:p>0.00591993</text:p>
          </table:table-cell>
          <table:table-cell office:value-type="float" office:value="11.4225" calcext:value-type="float">
            <text:p>11.4225</text:p>
          </table:table-cell>
          <table:table-cell office:value-type="float" office:value="21.4049" calcext:value-type="float">
            <text:p>21.40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0524497" calcext:value-type="float">
            <text:p>0.00524497</text:p>
          </table:table-cell>
          <table:table-cell office:value-type="float" office:value="11.4901" calcext:value-type="float">
            <text:p>11.4901</text:p>
          </table:table-cell>
          <table:table-cell office:value-type="float" office:value="21.4503" calcext:value-type="float">
            <text:p>21.45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0547004" calcext:value-type="float">
            <text:p>0.00547004</text:p>
          </table:table-cell>
          <table:table-cell office:value-type="float" office:value="11.5206" calcext:value-type="float">
            <text:p>11.5206</text:p>
          </table:table-cell>
          <table:table-cell office:value-type="float" office:value="21.4168" calcext:value-type="float">
            <text:p>21.4168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rocesoriai 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0591993" calcext:value-type="float">
            <text:p>0.00591993</text:p>
          </table:table-cell>
          <table:table-cell office:value-type="float" office:value="11.4225" calcext:value-type="float">
            <text:p>11.4225</text:p>
          </table:table-cell>
          <table:table-cell office:value-type="float" office:value="21.4049" calcext:value-type="float">
            <text:p>21.40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0524497" calcext:value-type="float">
            <text:p>0.00524497</text:p>
          </table:table-cell>
          <table:table-cell office:value-type="float" office:value="11.4901" calcext:value-type="float">
            <text:p>11.4901</text:p>
          </table:table-cell>
          <table:table-cell office:value-type="float" office:value="21.4503" calcext:value-type="float">
            <text:p>21.45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0547004" calcext:value-type="float">
            <text:p>0.00547004</text:p>
          </table:table-cell>
          <table:table-cell office:value-type="float" office:value="11.5206" calcext:value-type="float">
            <text:p>11.5206</text:p>
          </table:table-cell>
          <table:table-cell office:value-type="float" office:value="21.4168" calcext:value-type="float">
            <text:p>21.416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04:00.815776546</meta:creation-date>
    <meta:generator>LibreOffice/7.4.1.2$Linux_X86_64 LibreOffice_project/40$Build-2</meta:generator>
    <dc:date>2022-10-17T15:37:50.980635664</dc:date>
    <meta:editing-duration>PT14M43S</meta:editing-duration>
    <meta:editing-cycles>2</meta:editing-cycles>
    <meta:document-statistic meta:table-count="1" meta:cell-count="82" meta:object-count="0"/>
  </office:meta>
</office:document-meta>
</file>